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28cc2b" officeooo:paragraph-rsid="0028cc2b"/>
    </style:style>
    <style:style style:name="P3" style:family="paragraph" style:parent-style-name="Standard">
      <style:text-properties officeooo:rsid="00220142" officeooo:paragraph-rsid="0033e688"/>
    </style:style>
    <style:style style:name="P4" style:family="paragraph" style:parent-style-name="Standard">
      <style:text-properties officeooo:rsid="00425f8c" officeooo:paragraph-rsid="00425f8c"/>
    </style:style>
    <style:style style:name="P5" style:family="paragraph" style:parent-style-name="Standard" style:list-style-name="L1">
      <style:text-properties officeooo:rsid="00261580" officeooo:paragraph-rsid="002cce9f"/>
    </style:style>
    <style:style style:name="P6" style:family="paragraph" style:parent-style-name="Standard" style:list-style-name="L1">
      <style:text-properties officeooo:rsid="00261580" officeooo:paragraph-rsid="00261580"/>
    </style:style>
    <style:style style:name="P7" style:family="paragraph" style:parent-style-name="Standard" style:list-style-name="L1">
      <style:text-properties officeooo:rsid="00274dfe" officeooo:paragraph-rsid="002cce9f"/>
    </style:style>
    <style:style style:name="P8" style:family="paragraph" style:parent-style-name="Standard" style:list-style-name="L1">
      <style:text-properties officeooo:rsid="00296958" officeooo:paragraph-rsid="00296958"/>
    </style:style>
    <style:style style:name="P9" style:family="paragraph" style:parent-style-name="Standard" style:list-style-name="L1">
      <style:text-properties officeooo:rsid="002e1830" officeooo:paragraph-rsid="002e1830"/>
    </style:style>
    <style:style style:name="P10" style:family="paragraph" style:parent-style-name="Standard" style:list-style-name="L2">
      <style:text-properties officeooo:rsid="0022764d" officeooo:paragraph-rsid="00261580"/>
    </style:style>
    <style:style style:name="P11" style:family="paragraph" style:parent-style-name="Standard" style:list-style-name="L2">
      <style:text-properties officeooo:rsid="0022764d" officeooo:paragraph-rsid="003d6fe5"/>
    </style:style>
    <style:style style:name="P12" style:family="paragraph" style:parent-style-name="Standard" style:list-style-name="L2">
      <style:text-properties officeooo:rsid="0022764d" officeooo:paragraph-rsid="0049b7b0"/>
    </style:style>
    <style:style style:name="P13" style:family="paragraph" style:parent-style-name="Standard" style:list-style-name="L2">
      <style:text-properties officeooo:rsid="0022764d" officeooo:paragraph-rsid="002f742a"/>
    </style:style>
    <style:style style:name="P14" style:family="paragraph" style:parent-style-name="Standard" style:list-style-name="L2">
      <style:text-properties officeooo:rsid="0022764d" officeooo:paragraph-rsid="004085e4"/>
    </style:style>
    <style:style style:name="P15" style:family="paragraph" style:parent-style-name="Standard" style:list-style-name="L2">
      <style:text-properties officeooo:rsid="0022764d" officeooo:paragraph-rsid="0056c97b"/>
    </style:style>
    <style:style style:name="P16" style:family="paragraph" style:parent-style-name="Standard" style:list-style-name="L2">
      <style:text-properties officeooo:rsid="0049b7b0" officeooo:paragraph-rsid="0049b7b0"/>
    </style:style>
    <style:style style:name="P17" style:family="paragraph" style:parent-style-name="Standard" style:list-style-name="L2">
      <style:text-properties officeooo:rsid="0049b7b0" officeooo:paragraph-rsid="004c2d8c"/>
    </style:style>
    <style:style style:name="P18" style:family="paragraph" style:parent-style-name="Standard" style:list-style-name="L2">
      <style:text-properties officeooo:rsid="004c2d8c" officeooo:paragraph-rsid="004c2d8c"/>
    </style:style>
    <style:style style:name="P19" style:family="paragraph" style:parent-style-name="Standard" style:list-style-name="L2">
      <style:text-properties officeooo:rsid="004ce25d" officeooo:paragraph-rsid="004ce25d"/>
    </style:style>
    <style:style style:name="P20" style:family="paragraph" style:parent-style-name="Standard" style:list-style-name="L2">
      <style:text-properties officeooo:rsid="0053f610" officeooo:paragraph-rsid="0053f610"/>
    </style:style>
    <style:style style:name="P21" style:family="paragraph" style:parent-style-name="Standard" style:list-style-name="L2">
      <style:text-properties officeooo:rsid="003d6fe5" officeooo:paragraph-rsid="003d6fe5"/>
    </style:style>
    <style:style style:name="P22" style:family="paragraph" style:parent-style-name="Standard" style:list-style-name="L2">
      <style:text-properties officeooo:rsid="004a7a37" officeooo:paragraph-rsid="004a7a37"/>
    </style:style>
    <style:style style:name="P23" style:family="paragraph" style:parent-style-name="Standard" style:list-style-name="L2">
      <style:text-properties officeooo:rsid="00220142" officeooo:paragraph-rsid="00261580"/>
    </style:style>
    <style:style style:name="P24" style:family="paragraph" style:parent-style-name="Standard" style:list-style-name="L2">
      <style:text-properties officeooo:rsid="00220142" officeooo:paragraph-rsid="00220142"/>
    </style:style>
    <style:style style:name="P25" style:family="paragraph" style:parent-style-name="Standard" style:list-style-name="L2">
      <style:text-properties officeooo:rsid="00220142" officeooo:paragraph-rsid="003cf856"/>
    </style:style>
    <style:style style:name="P26" style:family="paragraph" style:parent-style-name="Standard" style:list-style-name="L2">
      <style:text-properties officeooo:rsid="00220142" officeooo:paragraph-rsid="0051b5e7"/>
    </style:style>
    <style:style style:name="P27" style:family="paragraph" style:parent-style-name="Standard" style:list-style-name="L2">
      <style:text-properties officeooo:rsid="00503abe" officeooo:paragraph-rsid="00503abe"/>
    </style:style>
    <style:style style:name="P28" style:family="paragraph" style:parent-style-name="Standard" style:list-style-name="L2">
      <style:text-properties officeooo:rsid="004da8c1" officeooo:paragraph-rsid="004da8c1"/>
    </style:style>
    <style:style style:name="P29" style:family="paragraph" style:parent-style-name="Standard" style:list-style-name="L2">
      <style:text-properties officeooo:rsid="004da8c1" officeooo:paragraph-rsid="00503abe"/>
    </style:style>
    <style:style style:name="P30" style:family="paragraph" style:parent-style-name="Standard" style:list-style-name="L2">
      <style:text-properties officeooo:rsid="002298fe" officeooo:paragraph-rsid="002298fe"/>
    </style:style>
    <style:style style:name="P31" style:family="paragraph" style:parent-style-name="Standard" style:list-style-name="L2">
      <style:text-properties officeooo:rsid="002298fe" officeooo:paragraph-rsid="003d6fe5"/>
    </style:style>
    <style:style style:name="P32" style:family="paragraph" style:parent-style-name="Standard" style:list-style-name="L2">
      <style:text-properties officeooo:rsid="002298fe" officeooo:paragraph-rsid="00442385"/>
    </style:style>
    <style:style style:name="P33" style:family="paragraph" style:parent-style-name="Standard" style:list-style-name="L2">
      <style:text-properties officeooo:rsid="0033120c" officeooo:paragraph-rsid="004da8c1"/>
    </style:style>
    <style:style style:name="P34" style:family="paragraph" style:parent-style-name="Standard" style:list-style-name="L2">
      <style:text-properties officeooo:rsid="00247162" officeooo:paragraph-rsid="00247162"/>
    </style:style>
    <style:style style:name="P35" style:family="paragraph" style:parent-style-name="Standard" style:list-style-name="L2">
      <style:text-properties officeooo:rsid="00247162" officeooo:paragraph-rsid="00503abe"/>
    </style:style>
    <style:style style:name="P36" style:family="paragraph" style:parent-style-name="Standard" style:list-style-name="L2">
      <style:text-properties officeooo:rsid="0051b5e7" officeooo:paragraph-rsid="0051b5e7"/>
    </style:style>
    <style:style style:name="P37" style:family="paragraph" style:parent-style-name="Standard" style:list-style-name="L3">
      <style:text-properties officeooo:rsid="00425f8c" officeooo:paragraph-rsid="00425f8c"/>
    </style:style>
    <style:style style:name="T1" style:family="text">
      <style:text-properties officeooo:rsid="0026d86b"/>
    </style:style>
    <style:style style:name="T2" style:family="text">
      <style:text-properties officeooo:rsid="00274dfe"/>
    </style:style>
    <style:style style:name="T3" style:family="text">
      <style:text-properties officeooo:rsid="00296958"/>
    </style:style>
    <style:style style:name="T4" style:family="text">
      <style:text-properties officeooo:rsid="002a9362"/>
    </style:style>
    <style:style style:name="T5" style:family="text">
      <style:text-properties officeooo:rsid="002bd471"/>
    </style:style>
    <style:style style:name="T6" style:family="text">
      <style:text-properties officeooo:rsid="002e4ef1"/>
    </style:style>
    <style:style style:name="T7" style:family="text">
      <style:text-properties officeooo:rsid="002f742a"/>
    </style:style>
    <style:style style:name="T8" style:family="text">
      <style:text-properties officeooo:rsid="0033120c"/>
    </style:style>
    <style:style style:name="T9" style:family="text">
      <style:text-properties officeooo:rsid="0033e637"/>
    </style:style>
    <style:style style:name="T10" style:family="text">
      <style:text-properties officeooo:rsid="0033e688"/>
    </style:style>
    <style:style style:name="T11" style:family="text">
      <style:text-properties officeooo:rsid="0039368a"/>
    </style:style>
    <style:style style:name="T12" style:family="text">
      <style:text-properties officeooo:rsid="003cf856"/>
    </style:style>
    <style:style style:name="T13" style:family="text">
      <style:text-properties officeooo:rsid="003d3d44"/>
    </style:style>
    <style:style style:name="T14" style:family="text">
      <style:text-properties officeooo:rsid="003d6fe5"/>
    </style:style>
    <style:style style:name="T15" style:family="text">
      <style:text-properties officeooo:rsid="004085e4"/>
    </style:style>
    <style:style style:name="T16" style:family="text">
      <style:text-properties officeooo:rsid="0040bc7b"/>
    </style:style>
    <style:style style:name="T17" style:family="text">
      <style:text-properties officeooo:rsid="00442385"/>
    </style:style>
    <style:style style:name="T18" style:family="text">
      <style:text-properties officeooo:rsid="0049b7b0"/>
    </style:style>
    <style:style style:name="T19" style:family="text">
      <style:text-properties officeooo:rsid="004a7a37"/>
    </style:style>
    <style:style style:name="T20" style:family="text">
      <style:text-properties officeooo:rsid="004c2d8c"/>
    </style:style>
    <style:style style:name="T21" style:family="text">
      <style:text-properties officeooo:rsid="004ce25d"/>
    </style:style>
    <style:style style:name="T22" style:family="text">
      <style:text-properties officeooo:rsid="004da8c1"/>
    </style:style>
    <style:style style:name="T23" style:family="text">
      <style:text-properties officeooo:rsid="00503abe"/>
    </style:style>
    <style:style style:name="T24" style:family="text">
      <style:text-properties officeooo:rsid="0051b5e7"/>
    </style:style>
    <style:style style:name="T25" style:family="text">
      <style:text-properties officeooo:rsid="00552c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заурус</text:p>
      <text:list xml:id="list2381489722348377794" text:style-name="L1">
        <text:list-item>
          <text:p text:style-name="P5">Системный администратор ПК — суперпользователь операционной системы того ПК, на котором установлен ЛС.</text:p>
        </text:list-item>
        <text:list-item>
          <text:p text:style-name="P7">Пользователь ПК — человек, который может залогиниться на ПК с установленным ЛС. Системный администратор ПК может ограничить доступ к консольному клиенту ЛС для других пользователей ПК.</text:p>
        </text:list-item>
        <text:list-item>
          <text:p text:style-name="P5">Суперпользователь ЛС — выделенный пользователь в базе пользователей локального сервера с uid равным 0.</text:p>
        </text:list-item>
        <text:list-item>
          <text:p text:style-name="P8">Пользователь ЛС — аккаунт на ЛС, имеющий ограниченные права. <text:span text:style-name="T4">Используется человеком для подключения своих устройств, сбора и обработки данных. </text:span></text:p>
        </text:list-item>
        <text:list-item>
          <text:p text:style-name="P9">Группа ЛС — группа пользователей ЛС, <text:span text:style-name="T6">имеющая отдельно для нее определяемые права.</text:span></text:p>
        </text:list-item>
        <text:list-item>
          <text:p text:style-name="P6"><text:span text:style-name="T2">А</text:span>дминистратор <text:span text:style-name="T2">ЛС</text:span> — <text:span text:style-name="T2">пользователь ПК</text:span>, имеющий доступ к консольному клиенту на ПК с установленным <text:span text:style-name="T2">ЛС</text:span>. При использовании консольного клиента автоматически "логинится" как суперпользователь <text:span text:style-name="T1">ЛС</text:span>.</text:p>
        </text:list-item>
      </text:list>
      <text:p text:style-name="P1"/>
      <text:p text:style-name="P2">ТЗ</text:p>
      <text:list xml:id="list8984734170254021430" text:style-name="L2">
        <text:list-item>
          <text:p text:style-name="P10">Управление пользователями и группами.</text:p>
          <text:list>
            <text:list-item>
              <text:p text:style-name="P16">Существуют группы пользователей и группы устройств.</text:p>
            </text:list-item>
            <text:list-item>
              <text:p text:style-name="P11">У каждой группы <text:span text:style-name="T18">пользователей </text:span>есть <text:span text:style-name="T5">модератор</text:span>.</text:p>
            </text:list-item>
            <text:list-item>
              <text:p text:style-name="P12"><text:span text:style-name="T15">Модератор</text:span> группы <text:span text:style-name="T18">пользователей</text:span> может менять состав группы.</text:p>
            </text:list-item>
            <text:list-item>
              <text:p text:style-name="P18">У каждой группы устройств есть владелец.</text:p>
            </text:list-item>
            <text:list-item>
              <text:p text:style-name="P16"><text:span text:style-name="T19">Владелец </text:span>группы устройств может менять права доступа к группе устройств.</text:p>
            </text:list-item>
            <text:list-item>
              <text:p text:style-name="P19">Создать группу устройств может любой пользователь, при этом он становится ее владельцем.</text:p>
            </text:list-item>
            <text:list-item>
              <text:p text:style-name="P19">Владелец группы может добавлять туда только свои устройства.</text:p>
            </text:list-item>
            <text:list-item>
              <text:p text:style-name="P10"><text:span text:style-name="T5">Создание групп и д</text:span>обавление пользователей.</text:p>
              <text:list>
                <text:list-item>
                  <text:p text:style-name="P13">Режим <text:span text:style-name="T14">административного управления</text:span>.</text:p>
                  <text:list>
                    <text:list-item>
                      <text:p text:style-name="P13">Регистрировать пользователей <text:span text:style-name="T18">пользователей</text:span> может только <text:span text:style-name="T5">суперпользователь.</text:span></text:p>
                    </text:list-item>
                    <text:list-item>
                      <text:p text:style-name="P17">Создавать группу <text:span text:style-name="T20">пользователей</text:span> мо<text:span text:style-name="T20">жет суперпользователь или другие пользователи, обладающие соответствующим разрешением, выданным суперпользователем. При этом создатель группы становится ее модератором.</text:span></text:p>
                    </text:list-item>
                    <text:list-item>
                      <text:p text:style-name="P20">Модератор группы может добавить в группу <text:span text:style-name="T25">и удалить из группы</text:span> любого пользователя.</text:p>
                    </text:list-item>
                    <text:list-item>
                      <text:p text:style-name="P18">Суперпользователь может сменить модератора любой группы пользователей.</text:p>
                    </text:list-item>
                  </text:list>
                </text:list-item>
                <text:list-item>
                  <text:p text:style-name="P21">Режим самоуправления.</text:p>
                  <text:list>
                    <text:list-item>
                      <text:p text:style-name="P13">Пользователи могут сами регистрироваться на сервере, <text:span text:style-name="T7">указывая при регистрации имя и пароль.</text:span></text:p>
                    </text:list-item>
                    <text:list-item>
                      <text:p text:style-name="P14"><text:span text:style-name="T7">Пользователи могут сами </text:span>создавать <text:span text:style-name="T21">и удалять</text:span> группы <text:span text:style-name="T19">пользователей</text:span>, <text:span text:style-name="T7">при создании они автоматически становятся их модераторами.</text:span></text:p>
                    </text:list-item>
                    <text:list-item>
                      <text:p text:style-name="P15"><text:span text:style-name="T15">Модератор группы пользователей может добавлять в нее пользователей и исключать из нее пользователей.</text:span></text:p>
                    </text:list-item>
                    <text:list-item>
                      <text:p text:style-name="P14"><text:span text:style-name="T15">Модератор группы пользователей может </text:span>удалить ее <text:span text:style-name="T11">и передать права модератора другому члену группы.</text:span></text:p>
                    </text:list-item>
                    <text:list-item>
                      <text:p text:style-name="P22">Любой член группы <text:span text:style-name="T21">пользователей</text:span> может в любой момент ее покинуть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Владение устройствами</text:p>
          <text:list>
            <text:list-item>
              <text:p text:style-name="P24">У каждого устройства есть <text:span text:style-name="T10">пользователь-</text:span>владелец, который при первоначальном подключении устройства к серверу не задан.</text:p>
            </text:list-item>
            <text:list-item>
              <text:p text:style-name="P24"><text:span text:style-name="T12">Управление владением</text:span> устройства.</text:p>
              <text:list>
                <text:list-item>
                  <text:p text:style-name="P19"><text:soft-page-break/>Захват бесхозного устройства — процесс, при котором пользователь становится владельцем устройства, у которого до этого не было владельца, отправляя на ЛС специальную команду, содержащую идентификатор устройства (и его название?).</text:p>
                </text:list-item>
                <text:list-item>
                  <text:p text:style-name="P27">При смене владельца устройства оно удаляется из всех групп, в который было зарегистрировано.</text:p>
                </text:list-item>
                <text:list-item>
                  <text:p text:style-name="P22">Режим административного управления.</text:p>
                  <text:list>
                    <text:list-item>
                      <text:p text:style-name="P22">Менять владельцев устройств, уже имеющих владельца, может только суперпользователь.</text:p>
                    </text:list-item>
                    <text:list-item>
                      <text:p text:style-name="P19">Пользователи, которым суперпользователь выдал соответствующее разрешение, могут производить захват бесхозных устройств.</text:p>
                    </text:list-item>
                  </text:list>
                </text:list-item>
                <text:list-item>
                  <text:p text:style-name="P25">Режим <text:span text:style-name="T12">самоуправления</text:span>.</text:p>
                  <text:list>
                    <text:list-item>
                      <text:p text:style-name="P25"><text:span text:style-name="T22">Любой пользователь</text:span> ЛС <text:span text:style-name="T22">может производить захват бесхозных устройств.</text:span></text:p>
                    </text:list-item>
                    <text:list-item>
                      <text:p text:style-name="P28">Пользователь может передать владение устройством другому пользователю.</text:p>
                    </text:list-item>
                    <text:list-item>
                      <text:p text:style-name="P28">Пользователь может отказаться от устройства, при этом оно становится бесхозным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Права доступа к устройствам и данным</text:p>
          <text:list>
            <text:list-item>
              <text:p text:style-name="P31">Права доступа к устройствам и данным определяет владелец <text:span text:style-name="T13">устройства</text:span>.</text:p>
            </text:list-item>
            <text:list-item>
              <text:p text:style-name="P33"><text:span text:style-name="T22">В</text:span>ладелец устройства устройства всегда име<text:span text:style-name="T22">е</text:span>т полный дос<text:span text:style-name="T9">туп</text:span> к устройству.</text:p>
            </text:list-item>
            <text:list-item>
              <text:p text:style-name="P30">Права доступа предоставляются пользователям или группам пользователей.</text:p>
            </text:list-item>
            <text:list-item>
              <text:p text:style-name="P28">Права доступа, определяемые для группы устройств, применяются ко всем устройствам в группе.</text:p>
            </text:list-item>
            <text:list-item>
              <text:p text:style-name="P28">Индивидуальные права доступа, определенные для устройства, имеют приоритет над заданными для группы, куда входит устройство.</text:p>
            </text:list-item>
            <text:list-item>
              <text:p text:style-name="P29">Индивидуальные права доступа, определенные для <text:span text:style-name="T23">пользователя</text:span>, имеют приоритет над заданными для группы, куда входит <text:span text:style-name="T23">пользователь</text:span>.</text:p>
            </text:list-item>
            <text:list-item>
              <text:p text:style-name="P30">Возможные права доступа для устройства:</text:p>
              <text:list>
                <text:list-item>
                  <text:p text:style-name="P32">Запрос данных из хранилищ для датчиков устройства.</text:p>
                </text:list-item>
                <text:list-item>
                  <text:p text:style-name="P32"><text:span text:style-name="T15">Создание/удаление</text:span> хранилищ <text:span text:style-name="T17">данных </text:span>для датчиков устройства, <text:span text:style-name="T15">настройка экспорта во внешние сервисы (включает в себя запрос данных из хранилищ)</text:span>.</text:p>
                </text:list-item>
                <text:list-item>
                  <text:p text:style-name="P30">Получение состояния устройства.</text:p>
                </text:list-item>
                <text:list-item>
                  <text:p text:style-name="P30">Управление устройством, <text:span text:style-name="T17">то есть отправка команд устройству</text:span> (включает в себя получение состояния).</text:p>
                </text:list-item>
              </text:list>
            </text:list-item>
          </text:list>
        </text:list-item>
        <text:list-item>
          <text:p text:style-name="P34">Суперпользователь (root с uid 0)</text:p>
          <text:list>
            <text:list-item>
              <text:p text:style-name="P34">Всегда видит все устройства на сервере и может менять владельцев <text:span text:style-name="T16">независимо от режима работы сервера</text:span>.</text:p>
            </text:list-item>
            <text:list-item>
              <text:p text:style-name="P35">Может управлять пользователями и группами <text:span text:style-name="T23">пользователей независимо от режима работы сервера</text:span>.</text:p>
            </text:list-item>
            <text:list-item>
              <text:p text:style-name="P34">Имеет полный доступ ко всем устройствам <text:span text:style-name="T3">и базам для датчиков</text:span>.</text:p>
            </text:list-item>
          </text:list>
        </text:list-item>
        <text:list-item>
          <text:p text:style-name="P26">«<text:span text:style-name="T24">Использование» прав доступа.</text:span></text:p>
          <text:list>
            <text:list-item>
              <text:p text:style-name="P26">Пользователь <text:span text:style-name="T24">может получить с сервера список</text:span> те<text:span text:style-name="T23">х</text:span> устройств (и хранилищ <text:span text:style-name="T8">для их датчиков</text:span>), которыми владеет <text:span text:style-name="T10">сам, или к которым ему предоставлен доступ другими пользователями</text:span>. <text:span text:style-name="T24">Остальные устройства он никогда не видит.</text:span></text:p>
            </text:list-item>
            <text:list-item>
              <text:p text:style-name="P36">ЛС передает пользователю информацию о владельцах чужих устройств и о том, какие права на эти устройства он имеет.</text:p>
            </text:list-item>
          </text:list>
        </text:list-item>
      </text:list>
      <text:p text:style-name="P3"/>
      <text:p text:style-name="P3"/>
      <text:p text:style-name="P4">TODO</text:p>
      <text:list xml:id="list4469656576603276406" text:style-name="L3">
        <text:list-item>
          <text:p text:style-name="P37">Регистрация через Alterozoom?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4.4.7.2$Linux_x86 LibreOffice_project/40$Build-2</meta:generator>
    <dc:date>2019-02-12T16:12:03.120296125</dc:date>
    <dc:creator>Денич Андреевич Беспалов</dc:creator>
    <meta:editing-duration>PT4H54M9S</meta:editing-duration>
    <meta:editing-cycles>44</meta:editing-cycles>
    <meta:document-statistic meta:table-count="0" meta:image-count="0" meta:object-count="0" meta:page-count="2" meta:paragraph-count="61" meta:word-count="663" meta:character-count="5186" meta:non-whitespace-character-count="4532"/>
  </office:meta>
</office:document-meta>
</file>